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2" manifest:media-type=""/>
  <manifest:file-entry manifest:full-path="ObjectReplacements/Object 2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setting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7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8pt" style:language-asian="zh" style:country-asian="CN" style:font-style-asian="normal" style:font-weight-asian="normal" style:font-name-complex="Lohit Devanagari1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9" style:family="paragraph" style:parent-style-name="Standard" style:list-style-name="L1">
      <style:text-properties officeooo:paragraph-rsid="0047d969"/>
    </style:style>
    <style:style style:name="P10" style:family="paragraph" style:parent-style-name="Standard" style:list-style-name="L1">
      <style:text-properties officeooo:paragraph-rsid="004798f3"/>
    </style:style>
    <style:style style:name="P11" style:family="paragraph" style:parent-style-name="Heading_20_1">
      <style:text-properties officeooo:paragraph-rsid="004962a7"/>
    </style:style>
    <style:style style:name="P12" style:family="paragraph" style:parent-style-name="Standard">
      <style:paragraph-properties style:writing-mode="lr-tb"/>
      <style:text-properties fo:font-style="normal" officeooo:rsid="004798f3" officeooo:paragraph-rsid="004962a7" style:font-style-asian="normal" style:font-style-complex="normal"/>
    </style:style>
    <style:style style:name="P13" style:family="paragraph" style:parent-style-name="Standard" style:list-style-name="L2">
      <style:text-properties fo:font-style="normal" officeooo:rsid="004798f3" officeooo:paragraph-rsid="004ac7b6" style:font-style-asian="normal" style:font-style-complex="normal"/>
    </style:style>
    <style:style style:name="P14" style:family="paragraph" style:parent-style-name="Standard" style:list-style-name="L2">
      <style:text-properties fo:font-style="normal" officeooo:rsid="004798f3" officeooo:paragraph-rsid="004cb428" style:font-style-asian="normal" style:font-style-complex="normal"/>
    </style:style>
    <style:style style:name="P15" style:family="paragraph" style:parent-style-name="Standard" style:list-style-name="L2">
      <style:text-properties fo:font-style="normal" officeooo:rsid="004ed6f2" officeooo:paragraph-rsid="004ed6f2" style:font-style-asian="normal" style:font-style-complex="normal"/>
    </style:style>
    <style:style style:name="P16" style:family="paragraph" style:parent-style-name="Standard" style:list-style-name="L1">
      <style:text-properties fo:font-style="normal" officeooo:rsid="003e56fb" officeooo:paragraph-rsid="003e56fb" style:font-style-asian="normal" style:font-style-complex="normal"/>
    </style:style>
    <style:style style:name="P17" style:family="paragraph" style:parent-style-name="Standard" style:list-style-name="L1">
      <style:text-properties fo:font-style="normal" officeooo:rsid="003e56fb" officeooo:paragraph-rsid="003fd742" style:font-style-asian="normal" style:font-style-complex="normal"/>
    </style:style>
    <style:style style:name="P18" style:family="paragraph" style:parent-style-name="Standard" style:list-style-name="L1">
      <style:paragraph-properties style:writing-mode="lr-tb"/>
      <style:text-properties fo:font-style="normal" officeooo:rsid="003e56fb" officeooo:paragraph-rsid="003e56fb" style:font-style-asian="normal" style:font-style-complex="normal"/>
    </style:style>
    <style:style style:name="P19" style:family="paragraph" style:parent-style-name="Standard" style:list-style-name="L1">
      <style:paragraph-properties style:writing-mode="lr-tb"/>
      <style:text-properties fo:font-style="normal" officeooo:rsid="003fd742" officeooo:paragraph-rsid="003fd742" style:font-style-asian="normal" style:font-style-complex="normal"/>
    </style:style>
    <style:style style:name="P20" style:family="paragraph" style:parent-style-name="Standard" style:list-style-name="L1">
      <style:paragraph-properties style:writing-mode="lr-tb"/>
      <style:text-properties fo:font-style="normal" officeooo:rsid="0040867f" officeooo:paragraph-rsid="0040867f" style:font-style-asian="normal" style:font-style-complex="normal"/>
    </style:style>
    <style:style style:name="T1" style:family="text">
      <style:text-properties officeooo:rsid="001b0b9f"/>
    </style:style>
    <style:style style:name="T2" style:family="text">
      <style:text-properties fo:font-style="italic" officeooo:rsid="001b0b9f" style:font-style-asian="italic" style:font-style-complex="italic"/>
    </style:style>
    <style:style style:name="T3" style:family="text">
      <style:text-properties style:text-position="0% 100%" officeooo:rsid="001b0b9f"/>
    </style:style>
    <style:style style:name="T4" style:family="text">
      <style:text-properties style:text-position="0% 100%" fo:font-style="italic" officeooo:rsid="001b0b9f" style:font-style-asian="italic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text-position="sub 58%" fo:font-size="8pt" style:font-size-asian="8pt" style:font-size-complex="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8pt" style:language-asian="zh" style:country-asian="CN" style:font-style-asian="normal" style:font-weight-asian="normal" style:font-name-complex="Lohit Devanagari1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officeooo:rsid="0031aef1"/>
    </style:style>
    <style:style style:name="T10" style:family="text">
      <style:text-properties officeooo:rsid="0047d969"/>
    </style:style>
    <style:style style:name="T11" style:family="text">
      <style:text-properties officeooo:rsid="00467249"/>
    </style:style>
    <style:style style:name="T12" style:family="text">
      <style:text-properties officeooo:rsid="003e56fb"/>
    </style:style>
    <style:style style:name="T13" style:family="text">
      <style:text-properties officeooo:rsid="00367bcf"/>
    </style:style>
    <style:style style:name="T14" style:family="text">
      <style:text-properties officeooo:rsid="0030b79e"/>
    </style:style>
    <style:style style:name="T15" style:family="text">
      <style:text-properties officeooo:rsid="00236bf5"/>
    </style:style>
    <style:style style:name="T16" style:family="text">
      <style:text-properties officeooo:rsid="00281273"/>
    </style:style>
    <style:style style:name="T17" style:family="text">
      <style:text-properties fo:font-style="italic" officeooo:rsid="00236bf5" style:font-style-asian="italic" style:font-style-complex="italic"/>
    </style:style>
    <style:style style:name="T18" style:family="text">
      <style:text-properties officeooo:rsid="00256653"/>
    </style:style>
    <style:style style:name="T19" style:family="text">
      <style:text-properties fo:font-style="italic" officeooo:rsid="00256653" style:font-style-asian="italic" style:font-style-complex="italic"/>
    </style:style>
    <style:style style:name="T20" style:family="text">
      <style:text-properties style:text-position="sub 58%" fo:font-style="italic" officeooo:rsid="00256653" style:font-style-asian="italic" style:font-style-complex="italic"/>
    </style:style>
    <style:style style:name="T21" style:family="text">
      <style:text-properties officeooo:rsid="0043a6f1"/>
    </style:style>
    <style:style style:name="T22" style:family="text">
      <style:text-properties officeooo:rsid="002a44cb"/>
    </style:style>
    <style:style style:name="T23" style:family="text">
      <style:text-properties officeooo:rsid="002a7e0e"/>
    </style:style>
    <style:style style:name="T24" style:family="text">
      <style:text-properties fo:font-style="italic" officeooo:rsid="002a7e0e" style:font-style-asian="italic" style:font-style-complex="italic"/>
    </style:style>
    <style:style style:name="T25" style:family="text">
      <style:text-properties fo:font-style="italic" officeooo:rsid="0030b79e" style:font-style-asian="italic" style:font-style-complex="italic"/>
    </style:style>
    <style:style style:name="T26" style:family="text">
      <style:text-properties fo:font-style="normal" officeooo:rsid="0030b79e" style:font-style-asian="normal" style:font-style-complex="normal"/>
    </style:style>
    <style:style style:name="T27" style:family="text">
      <style:text-properties fo:font-style="italic" fo:font-weight="normal" officeooo:rsid="0030b79e" style:font-style-asian="italic" style:font-weight-asian="normal" style:font-style-complex="italic" style:font-weight-complex="normal"/>
    </style:style>
    <style:style style:name="T28" style:family="text">
      <style:text-properties fo:font-style="normal" officeooo:rsid="0031aef1" style:font-style-asian="normal" style:font-style-complex="normal"/>
    </style:style>
    <style:style style:name="T29" style:family="text">
      <style:text-properties fo:font-style="normal" officeooo:rsid="0039816c" style:font-style-asian="normal" style:font-style-complex="normal"/>
    </style:style>
    <style:style style:name="T30" style:family="text">
      <style:text-properties fo:font-style="normal" officeooo:rsid="003aaa25" style:font-style-asian="normal" style:font-style-complex="normal"/>
    </style:style>
    <style:style style:name="T31" style:family="text">
      <style:text-properties fo:font-style="normal" officeooo:rsid="003e56fb" style:font-style-asian="normal" style:font-style-complex="normal"/>
    </style:style>
    <style:style style:name="T32" style:family="text">
      <style:text-properties fo:font-style="normal" officeooo:rsid="00236bf5" style:font-style-asian="normal" style:font-style-complex="normal"/>
    </style:style>
    <style:style style:name="T33" style:family="text">
      <style:text-properties fo:font-style="normal" officeooo:rsid="00367bcf" style:font-style-asian="normal" style:font-style-complex="normal"/>
    </style:style>
    <style:style style:name="T34" style:family="text">
      <style:text-properties officeooo:rsid="004ac7b6"/>
    </style:style>
    <style:style style:name="T35" style:family="text">
      <style:text-properties officeooo:rsid="0029f32d"/>
    </style:style>
    <style:style style:name="T36" style:family="text">
      <style:text-properties officeooo:rsid="00290ede"/>
    </style:style>
    <style:style style:name="T37" style:family="text">
      <style:text-properties officeooo:rsid="0020ded6"/>
    </style:style>
    <style:style style:name="T38" style:family="text">
      <style:text-properties officeooo:rsid="004cb428"/>
    </style:style>
    <style:style style:name="T39" style:family="text">
      <style:text-properties officeooo:rsid="004d8c14"/>
    </style:style>
    <style:style style:name="T40" style:family="text">
      <style:text-properties officeooo:rsid="004fba02"/>
    </style:style>
    <style:style style:name="T41" style:family="text">
      <style:text-properties officeooo:rsid="0051a74e"/>
    </style:style>
    <style:style style:name="T42" style:family="text">
      <style:text-properties officeooo:rsid="003fd742"/>
    </style:style>
    <style:style style:name="T43" style:family="text">
      <style:text-properties officeooo:rsid="0040867f"/>
    </style:style>
    <style:style style:name="T44" style:family="text">
      <style:text-properties officeooo:rsid="00424bf3"/>
    </style:style>
    <style:style style:name="fr1" style:family="graphic" style:parent-style-name="Formula">
      <style:graphic-properties style:vertical-pos="from-top" style:horizontal-pos="from-left" style:horizontal-rel="paragraph-content" fo:background-color="#ffffff" style:background-transparency="0%" draw:fill="solid" draw:fill-color="#ffffff" draw:opacity="100%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padding="0.15cm" fo:border="0.06pt solid #000000" style:flow-with-text="true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362cm" fo:min-width="0.362cm" loext:decorative="false" style:run-through="foreground"/>
    </style:style>
    <style:style style:name="gr3" style:family="graphic">
      <style:graphic-properties svg:stroke-width="0cm" draw:marker-start-width="0.353cm" draw:marker-end="Estremità_20_linea_20_2" draw:marker-end-width="0.353cm" draw:fill="none" draw:textarea-horizontal-align="center" draw:textarea-vertical-align="middle" fo:padding-top="0cm" fo:padding-bottom="0cm" fo:padding-left="0cm" fo:padding-right="0cm" loext:decorative="false" style:run-through="foreground"/>
    </style:style>
    <style:style style:name="gr4" style:family="graphic">
      <style:graphic-properties draw:stroke="none" draw:fill="none" draw:fill-color="#ffffff" fo:min-height="0.432cm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fill-color="#ffffff" draw:textarea-vertical-align="middle" fo:min-height="0.432cm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none" draw:fill-color="#ffffff" draw:textarea-vertical-align="middle" fo:min-height="0.459cm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ti neurali</text:p>
      <text:h text:style-name="Heading_20_1" text:outline-level="1">Componenti della rete (a livelli)</text:h>
      <text:list xml:id="list403879514" text:style-name="L1">
        <text:list-item>
          <text:p text:style-name="P1"><text:span text:style-name="T1">Unità: su livello </text:span><text:span text:style-name="T2">i</text:span><text:span text:style-name="T1"> (precedente) e livello </text:span><text:span text:style-name="T2">j</text:span><text:span text:style-name="T1"> (attuale)</text:span></text:p>
        </text:list-item>
        <text:list-item>
          <text:p text:style-name="P1">Attività dell’unità: <draw:frame draw:style-name="fr1" draw:name="Oggetto2" text:anchor-type="as-char" svg:y="-0.379cm" svg:width="0.39cm" svg:height="0.534cm" draw:z-index="19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1"><text:span text:style-name="T1">Pesi: </text:span><text:span text:style-name="T3"><draw:frame draw:style-name="fr2" draw:name="Oggetto3" text:anchor-type="as-char" svg:y="-0.379cm" svg:width="0.466cm" svg:height="0.534cm" draw:z-index="20"><draw:object xlink:href="./Object 3" xlink:type="simple" xlink:show="embed" xlink:actuate="onLoad"/><draw:image xlink:href="./ObjectReplacements/Object 3" xlink:type="simple" xlink:show="embed" xlink:actuate="onLoad"/></draw:frame></text:span><text:span text:style-name="T3"><text:s/>del collegamento tra il nodo </text:span><text:span text:style-name="T4">j</text:span><text:span text:style-name="T3"> ed i nodi </text:span><text:span text:style-name="T4">i</text:span><text:span text:style-name="T3"> precedenti.</text:span></text:p>
        </text:list-item>
        <text:list-item>
          <text:p text:style-name="P1"><draw:frame draw:style-name="fr3" draw:name="Cornice1" text:anchor-type="paragraph" svg:y="0.011cm" svg:width="11.901cm" style:rel-width="70%" draw:z-index="1"><draw:text-box fo:min-height="4.001cm"><text:p text:style-name="Frame_20_contents"><draw:g text:anchor-type="paragraph" draw:z-index="2" draw:name="DrawObject1" draw:style-name="gr1"><draw:custom-shape draw:name="Forma 1" draw:style-name="gr2" draw:text-style-name="P2" svg:width="0.511cm" svg:height="0.511cm" svg:x="4.378cm" svg:y="0.8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 2" draw:style-name="gr2" draw:text-style-name="P2" svg:width="0.511cm" svg:height="0.511cm" svg:x="5.256cm" svg:y="0.8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 4" draw:style-name="gr2" draw:text-style-name="P2" svg:width="0.511cm" svg:height="0.511cm" svg:x="3.455cm" svg:y="2.5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 5" draw:style-name="gr2" draw:text-style-name="P2" svg:width="0.511cm" svg:height="0.511cm" svg:x="4.333cm" svg:y="2.5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 6" draw:style-name="gr2" draw:text-style-name="P2" svg:width="0.511cm" svg:height="0.511cm" svg:x="5.27cm" svg:y="2.5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 7" draw:style-name="gr2" draw:text-style-name="P2" svg:width="0.511cm" svg:height="0.511cm" svg:x="6.194cm" svg:y="2.5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Linea 1" draw:style-name="gr3" draw:text-style-name="P3" svg:x1="3.832cm" svg:y1="2.584cm" svg:x2="4.472cm" svg:y2="1.289cm"><text:p/></draw:line><draw:line draw:name="Linea 2" draw:style-name="gr3" draw:text-style-name="P3" svg:x1="6.277cm" svg:y1="2.639cm" svg:x2="4.845cm" svg:y2="1.224cm"><text:p/></draw:line><draw:line draw:name="Linea 3" draw:style-name="gr3" draw:text-style-name="P3" svg:x1="5.397cm" svg:y1="2.582cm" svg:x2="4.773cm" svg:y2="1.293cm"><text:p/></draw:line><draw:line draw:name="Linea 4" draw:style-name="gr3" draw:text-style-name="P3" svg:x1="4.602cm" svg:y1="2.584cm" svg:x2="4.602cm" svg:y2="1.351cm"><text:p/></draw:line></draw:g><draw:frame text:anchor-type="paragraph" draw:z-index="8" draw:name="Cornice di testo 2" draw:style-name="gr4" draw:text-style-name="P4" svg:width="2.343cm" svg:height="0.433cm" svg:x="7.41cm" svg:y="0.852cm"><draw:text-box><text:p><text:span text:style-name="T5">Unità 0...j...M</text:span></text:p></draw:text-box></draw:frame><draw:frame text:anchor-type="paragraph" draw:z-index="9" draw:name="Cornice di testo 1" draw:style-name="gr4" draw:text-style-name="P4" svg:width="2.343cm" svg:height="0.433cm" svg:x="7.41cm" svg:y="2.563cm"><draw:text-box><text:p><text:span text:style-name="T5">Unità 0...i...N</text:span></text:p></draw:text-box></draw:frame><draw:frame text:anchor-type="paragraph" draw:z-index="10" draw:name="Cornice di testo 3" draw:style-name="gr5" draw:text-style-name="P6" svg:width="0.507cm" svg:height="0.433cm" svg:x="3.515cm" svg:y="1.928cm"><draw:text-box><text:p text:style-name="P5"><text:span text:style-name="T6">w</text:span><text:span text:style-name="T7">ij</text:span></text:p></draw:text-box></draw:frame><draw:frame text:anchor-type="paragraph" draw:z-index="11" draw:name="Cornice di testo 4" draw:style-name="gr5" draw:text-style-name="P7" svg:width="0.276cm" svg:height="0.433cm" svg:x="4.17cm" svg:y="0.459cm"><draw:text-box><text:p text:style-name="P5"><text:span text:style-name="T6">y</text:span><text:span text:style-name="T7">j</text:span></text:p></draw:text-box></draw:frame><draw:frame text:anchor-type="paragraph" draw:z-index="12" draw:name="Cornice di testo 5" draw:style-name="gr5" draw:text-style-name="P7" svg:width="0.541cm" svg:height="0.433cm" svg:x="2.854cm" svg:y="2.409cm"><draw:text-box><text:p text:style-name="P5"><text:span text:style-name="T6">y</text:span><text:span text:style-name="T7">i</text:span></text:p></draw:text-box></draw:frame><draw:frame text:anchor-type="paragraph" draw:z-index="16" draw:name="Cornice di testo 6" draw:style-name="gr5" draw:text-style-name="P6" svg:width="0.523cm" svg:height="0.433cm" svg:x="4.397cm" svg:y="0.072cm"><draw:text-box><text:p text:style-name="P5"><text:span text:style-name="T6">d</text:span><text:span text:style-name="T7">j</text:span></text:p></draw:text-box></draw:frame><draw:frame text:anchor-type="paragraph" draw:z-index="17" draw:name="Cornice di testo 7" draw:style-name="gr5" draw:text-style-name="P6" svg:width="0.394cm" svg:height="0.433cm" svg:x="3.833cm" svg:y="1.349cm"><draw:text-box><text:p text:style-name="P5"><text:span text:style-name="T6">x</text:span><text:span text:style-name="T7">j</text:span></text:p></draw:text-box></draw:frame><draw:frame text:anchor-type="paragraph" draw:z-index="18" draw:name="Cornice di testo 8" draw:style-name="gr6" draw:text-style-name="P8" svg:width="0.533cm" svg:height="0.459cm" svg:x="3.694cm" svg:y="0.891cm"><draw:text-box><text:p text:style-name="P5"><text:span text:style-name="T8">F()</text:span></text:p></draw:text-box></draw:frame></text:p></draw:text-box></draw:frame><text:span text:style-name="T1">Ingresso complessivo dell’unità </text:span><text:span text:style-name="T2">j</text:span><text:span text:style-name="T1">: </text:span><text:span text:style-name="T1"><draw:frame draw:style-name="fr2" draw:name="Oggetto1" text:anchor-type="as-char" svg:y="-0.434cm" svg:width="2.226cm" svg:height="0.866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tab/></text:span><text:span text:style-name="T9">[1]</text:span></text:p>
        </text:list-item>
        <text:list-item>
          <text:p text:style-name="P9"><text:span text:style-name="T10">F</text:span>unzione di attivazione <draw:frame draw:style-name="fr1" draw:name="Oggetto5" text:anchor-type="as-char" svg:y="-0.388cm" svg:width="0.9cm" svg:height="0.512cm" draw:z-index="26"><draw:object xlink:href="./Object 5" xlink:type="simple" xlink:show="embed" xlink:actuate="onLoad"/><draw:image xlink:href="./ObjectReplacements/Object 5" xlink:type="simple" xlink:show="embed" xlink:actuate="onLoad"/><svg:desc>formula</svg:desc></draw:frame><text:s/><text:span text:style-name="T10">e attività dell’unità; </text:span><draw:frame draw:style-name="fr1" draw:name="Oggetto4" text:anchor-type="as-char" svg:y="-0.388cm" svg:width="1.767cm" svg:height="0.543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 text:c="2"/><text:tab/><text:span text:style-name="T9">[2]</text:span></text:p>
        </text:list-item>
        <text:list-item>
          <text:p text:style-name="P10"><text:span text:style-name="T10">Derivata dell’attività all’ingresso complessivo;</text:span> <draw:frame draw:style-name="fr2" draw:name="Oggetto6" text:anchor-type="as-char" svg:y="-0.684cm" svg:width="2.177cm" svg:height="1.131cm" draw:z-index="27"><draw:object xlink:href="./Object 6" xlink:type="simple" xlink:show="embed" xlink:actuate="onLoad"/><draw:image xlink:href="./ObjectReplacements/Object 6" xlink:type="simple" xlink:show="embed" xlink:actuate="onLoad"/><svg:desc>formula</svg:desc></draw:frame><text:tab/><text:span text:style-name="T11">[3]</text:span></text:p>
        </text:list-item>
        <text:list-item>
          <text:p text:style-name="P1">Uscita desiderata: <draw:frame draw:style-name="fr2" draw:name="Oggetto8" text:anchor-type="as-char" svg:y="-0.379cm" svg:width="0.365cm" svg:height="0.534cm" draw:z-index="4"><draw:object xlink:href="./Object 8" xlink:type="simple" xlink:show="embed" xlink:actuate="onLoad"/><draw:image xlink:href="./ObjectReplacements/Object 8" xlink:type="simple" xlink:show="embed" xlink:actuate="onLoad"/></draw:frame><text:s/><text:tab/><text:span text:style-name="T12">[4]</text:span></text:p>
        </text:list-item>
      </text:list>
      <text:h text:style-name="Heading_20_1" text:outline-level="1">Errore complessivo e dipendenze</text:h>
      <text:list xml:id="list155338039143740" text:continue-numbering="true" text:style-name="L1">
        <text:list-item>
          <text:p text:style-name="P1">Errore complessivo delle unità di uscita: <draw:frame draw:style-name="fr2" draw:name="Oggetto9" text:anchor-type="as-char" svg:y="-0.621cm" svg:width="3.203cm" svg:height="1.053cm" draw:z-index="5"><draw:object xlink:href="./Object 9" xlink:type="simple" xlink:show="embed" xlink:actuate="onLoad"/><draw:image xlink:href="./ObjectReplacements/Object 9" xlink:type="simple" xlink:show="embed" xlink:actuate="onLoad"/></draw:frame><text:s/><text:tab/><text:span text:style-name="T13">[</text:span><text:span text:style-name="T12">5</text:span><text:span text:style-name="T13">]</text:span><text:tab/></text:p>
        </text:list-item>
        <text:list-item>
          <text:p text:style-name="P1"><text:span text:style-name="T14">Derivata </text:span><text:span text:style-name="T15">dell’errore totale </text:span><text:span text:style-name="T16">al variare de</text:span><text:span text:style-name="T15">ll’attività dell’unità di uscita </text:span><text:span text:style-name="T17">j</text:span><text:span text:style-name="T15">:<text:line-break/></text:span><draw:frame draw:style-name="fr2" draw:name="Oggetto10" text:anchor-type="as-char" svg:y="-0.621cm" svg:width="4.015cm" svg:height="1.067cm" draw:z-index="6"><draw:object xlink:href="./Object 10" xlink:type="simple" xlink:show="embed" xlink:actuate="onLoad"/><draw:image xlink:href="./ObjectReplacements/Object 10" xlink:type="simple" xlink:show="embed" xlink:actuate="onLoad"/></draw:frame><text:tab/><text:span text:style-name="T13">[</text:span><text:span text:style-name="T12">6</text:span><text:span text:style-name="T13">]</text:span><text:tab/><text:tab/><text:tab/><text:tab/><text:tab/><text:tab/><text:tab/></text:p>
        </text:list-item>
        <text:list-item>
          <text:p text:style-name="P1"><text:span text:style-name="T14">Derivata </text:span><text:span text:style-name="T15">dell’errore totale </text:span><text:span text:style-name="T16">al variare de</text:span><text:span text:style-name="T15">ll’</text:span><text:span text:style-name="T18">ingresso </text:span><text:span text:style-name="T19">x</text:span><text:span text:style-name="T20">i</text:span><text:span text:style-name="T18"> dell’unità </text:span><text:span text:style-name="T19">j</text:span><text:span text:style-name="T15">, </text:span><text:span text:style-name="T21">con la [6] e la [2]:</text:span><text:span text:style-name="T15"><text:line-break/></text:span><text:span text:style-name="T15"><draw:frame draw:style-name="fr2" draw:name="Oggetto11" text:anchor-type="as-char" svg:y="-0.684cm" svg:width="5.611cm" svg:height="1.131cm" draw:z-index="7"><draw:object xlink:href="./Object 11" xlink:type="simple" xlink:show="embed" xlink:actuate="onLoad"/><draw:image xlink:href="./ObjectReplacements/Object 11" xlink:type="simple" xlink:show="embed" xlink:actuate="onLoad"/></draw:frame></text:span><text:span text:style-name="T22"><text:tab/></text:span><text:span text:style-name="T13">[</text:span><text:span text:style-name="T12">7</text:span><text:span text:style-name="T13">]</text:span><text:span text:style-name="T15"> </text:span></text:p>
        </text:list-item>
        <text:list-item>
          <text:p text:style-name="P1"><text:span text:style-name="T14">Derivata </text:span><text:span text:style-name="T15">dell’errore totale </text:span><text:span text:style-name="T16">al variare </text:span><text:span text:style-name="T23">del peso </text:span><text:span text:style-name="T23"><draw:frame draw:style-name="fr2" draw:name="Oggetto13" text:anchor-type="as-char" svg:y="-0.379cm" svg:width="0.466cm" svg:height="0.534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3"><text:s/>del collegamento tra l’unità </text:span><text:span text:style-name="T24">j</text:span><text:span text:style-name="T23"> e l’unità </text:span><text:span text:style-name="T24">i</text:span><text:span text:style-name="T23"> del livello prevedente:<text:line-break/></text:span><text:span text:style-name="T23"><draw:frame draw:style-name="fr2" draw:name="Oggetto17" text:anchor-type="as-char" svg:y="-0.684cm" svg:width="6.611cm" svg:height="1.131cm" draw:z-index="14"><draw:object xlink:href="./Object 17" xlink:type="simple" xlink:show="embed" xlink:actuate="onLoad"/><draw:image xlink:href="./ObjectReplacements/Object 17" xlink:type="simple" xlink:show="embed" xlink:actuate="onLoad"/></draw:frame></text:span><text:span text:style-name="T23"><text:tab/></text:span><text:span text:style-name="T13">[</text:span><text:span text:style-name="T12">8</text:span><text:span text:style-name="T13">]</text:span></text:p>
        </text:list-item>
        <text:list-item>
          <text:p text:style-name="P1"><text:soft-page-break/><text:span text:style-name="T14">Derivata </text:span><text:span text:style-name="T15">dell’errore totale </text:span><text:span text:style-name="T16">al variare de</text:span><text:span text:style-name="T15">ll’attività dell’unità </text:span><text:span text:style-name="T25">i</text:span><text:span text:style-name="T26"> del livello precedente. L’unità </text:span><text:span text:style-name="T27">i</text:span><text:span text:style-name="T26"> è connessa alle unità j del livello successivo, </text:span><text:span text:style-name="T28">che contribuiscono tutte all’errore totale E. </text:span><text:span text:style-name="T29">Con l</text:span><text:span text:style-name="T30">e</text:span><text:span text:style-name="T29"> [</text:span><text:span text:style-name="T31">7</text:span><text:span text:style-name="T29">] e [</text:span><text:span text:style-name="T30">1</text:span><text:span text:style-name="T29">]:</text:span><text:span text:style-name="T32"><text:line-break/></text:span><text:span text:style-name="T32"><draw:frame draw:style-name="fr2" draw:name="Oggetto18" text:anchor-type="as-char" svg:y="-0.684cm" svg:width="10.238cm" svg:height="1.131cm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2"><text:tab/></text:span><text:span text:style-name="T33">[</text:span><text:span text:style-name="T31">9</text:span><text:span text:style-name="T33">]</text:span></text:p>
        </text:list-item>
      </text:list>
      <text:h text:style-name="P11" text:outline-level="1">Funzioni di attivazione</text:h>
      <text:p text:style-name="P12"><text:span text:style-name="T10">F</text:span>unzioni di attivazione (<text:a xlink:type="simple" xlink:href="https://it.wikipedia.org/wiki/Funzioni_di_attivazione" text:style-name="Internet_20_link" text:visited-style-name="Visited_20_Internet_20_Link">https://it.wikipedia.org/wiki/Funzioni_di_attivazione</text:a>), <text:span text:style-name="T34">con derivate semplici</text:span></text:p>
      <text:list text:style-name="L2">
        <text:list-item>
          <text:p text:style-name="P13"><text:span text:style-name="T35">S</text:span><text:span text:style-name="T36">igmoide: </text:span><text:span text:style-name="T37"><text:s/></text:span><text:span text:style-name="T37"><draw:frame draw:style-name="fr2" draw:name="Oggetto7" text:anchor-type="as-char" svg:y="-0.621cm" svg:width="1.806cm" svg:height="1.064cm" draw:z-index="2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7"><text:tab/></text:span><text:span text:style-name="T34">[2a]</text:span><text:span text:style-name="T37"><text:line-break/></text:span><text:span text:style-name="T37"><draw:frame draw:style-name="fr2" draw:name="Oggetto15" text:anchor-type="as-char" svg:y="-0.713cm" svg:width="10.608cm" svg:height="1.187cm" draw:z-index="29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7"><text:tab/></text:span><text:span text:style-name="T34">[3a]</text:span></text:p>
        </text:list-item>
        <text:list-item>
          <text:p text:style-name="P14"><text:span text:style-name="T34">Tangente iperbolica: </text:span><text:span text:style-name="T34"><draw:frame draw:style-name="fr2" draw:name="Oggetto12" text:anchor-type="as-char" svg:y="-0.681cm" svg:width="3.411cm" svg:height="1.124cm" draw:z-index="30"><draw:object xlink:href="./Object 14" xlink:type="simple" xlink:show="embed" xlink:actuate="onLoad"/><draw:image xlink:href="./ObjectReplacements/Object 14" xlink:type="simple" xlink:show="embed" xlink:actuate="onLoad"/></draw:frame></text:span><text:span text:style-name="T34"><text:tab/></text:span><text:span text:style-name="T38">[2b]<text:line-break/></text:span><text:span text:style-name="T38"><draw:frame draw:style-name="fr2" draw:name="Oggetto14" text:anchor-type="as-char" svg:y="-0.713cm" svg:width="14.22cm" svg:height="1.187cm" draw:z-index="31"><draw:object xlink:href="./Object 15" xlink:type="simple" xlink:show="embed" xlink:actuate="onLoad"/><draw:image xlink:href="./ObjectReplacements/Object 15" xlink:type="simple" xlink:show="embed" xlink:actuate="onLoad"/></draw:frame></text:span><text:line-break/><draw:frame draw:style-name="fr2" draw:name="Oggetto16" text:anchor-type="as-char" svg:y="-0.713cm" svg:width="4.387cm" svg:height="1.187cm" draw:z-index="32"><draw:object xlink:href="./Object 16" xlink:type="simple" xlink:show="embed" xlink:actuate="onLoad"/><draw:image xlink:href="./ObjectReplacements/Object 16" xlink:type="simple" xlink:show="embed" xlink:actuate="onLoad"/><svg:desc>formula</svg:desc></draw:frame> <text:tab/><text:span text:style-name="T39">[3b]</text:span></text:p>
        </text:list-item>
        <text:list-item>
          <text:p text:style-name="P15"><text:span text:style-name="T40">Rettificatore unità lineare </text:span>ReLU: <draw:frame draw:style-name="fr2" draw:name="Oggetto24" text:anchor-type="as-char" svg:y="-0.388cm" svg:width="2.415cm" svg:height="0.512cm" draw:z-index="33"><draw:object xlink:href="./Object 24" xlink:type="simple" xlink:show="embed" xlink:actuate="onLoad"/><draw:image xlink:href="./ObjectReplacements/Object 24" xlink:type="simple" xlink:show="embed" xlink:actuate="onLoad"/></draw:frame><text:tab/><text:span text:style-name="T40">[2c]<text:line-break/></text:span><text:span text:style-name="T40"><draw:frame draw:style-name="fr2" draw:name="Oggetto25" text:anchor-type="as-char" svg:y="-0.605cm" svg:width="2.63cm" svg:height="1.064cm" draw:z-index="34"><draw:object xlink:href="./Object 25" xlink:type="simple" xlink:show="embed" xlink:actuate="onLoad"/><draw:image xlink:href="./ObjectReplacements/Object 25" xlink:type="simple" xlink:show="embed" xlink:actuate="onLoad"/></draw:frame></text:span><text:span text:style-name="T40"><text:tab/></text:span><text:span text:style-name="T41">[3c]</text:span></text:p>
        </text:list-item>
      </text:list>
      <text:h text:style-name="Heading_20_1" text:outline-level="1">Algoritmo di back-propagation</text:h>
      <text:list text:continue-list="list155338039143740" text:style-name="L1">
        <text:list-item>
          <text:p text:style-name="P16">Costante di apprendimento <draw:frame draw:style-name="fr2" draw:name="Oggetto19" text:anchor-type="as-char" svg:y="-0.379cm" svg:width="0.235cm" svg:height="0.471cm" draw:z-index="21"><draw:object xlink:href="./Object 19" xlink:type="simple" xlink:show="embed" xlink:actuate="onLoad"/><draw:image xlink:href="./ObjectReplacements/Object 19" xlink:type="simple" xlink:show="embed" xlink:actuate="onLoad"/></draw:frame></text:p>
        </text:list-item>
        <text:list-item>
          <text:p text:style-name="P17">Finché la rete non è addestrata, ripetere <text:span text:style-name="T42">le successive operazioni </text:span>per ogni configurazione.</text:p>
        </text:list-item>
        <text:list-item>
          <text:p text:style-name="P18">Calcolare, dagli ingressi del primo livello in poi, le uscite y <text:span text:style-name="T42">di tutti i livelli (forward‑propagation), con le formule [1] e [2].</text:span></text:p>
        </text:list-item>
        <text:list-item>
          <text:p text:style-name="P19">Calcolare le <draw:frame draw:style-name="fr2" draw:name="Oggetto20" text:anchor-type="as-char" svg:y="-0.379cm" svg:width="0.383cm" svg:height="0.534cm" draw:z-index="22"><draw:object xlink:href="./Object 20" xlink:type="simple" xlink:show="embed" xlink:actuate="onLoad"/><draw:image xlink:href="./ObjectReplacements/Object 20" xlink:type="simple" xlink:show="embed" xlink:actuate="onLoad"/></draw:frame><text:s/>delle unità di uscita, con la formula [6].</text:p>
        </text:list-item>
        <text:list-item>
          <text:p text:style-name="P19">Calcolare le <draw:frame draw:style-name="fr2" draw:name="Oggetto21" text:anchor-type="as-char" svg:y="-0.379cm" svg:width="0.263cm" svg:height="0.471cm" draw:z-index="23"><draw:object xlink:href="./Object 21" xlink:type="simple" xlink:show="embed" xlink:actuate="onLoad"/><draw:image xlink:href="./ObjectReplacements/Object 21" xlink:type="simple" xlink:show="embed" xlink:actuate="onLoad"/><svg:desc>formula</svg:desc></draw:frame><text:s/><text:span text:style-name="T43">di tutti i livelli (dall’ultimo al primo)</text:span>, con la formula [9].</text:p>
        </text:list-item>
        <text:list-item>
          <text:p text:style-name="P20">Calcolare l’influenza <draw:frame draw:style-name="fr2" draw:name="Oggetto22" text:anchor-type="as-char" svg:y="-0.621cm" svg:width="0.831cm" svg:height="1.067cm" draw:z-index="24"><draw:object xlink:href="./Object 22" xlink:type="simple" xlink:show="embed" xlink:actuate="onLoad"/><draw:image xlink:href="./ObjectReplacements/Object 22" xlink:type="simple" xlink:show="embed" xlink:actuate="onLoad"/><svg:desc>formula</svg:desc></draw:frame><text:s/>di ogni peso sull’errore totale, con la formula [8].</text:p>
        </text:list-item>
        <text:list-item>
          <text:p text:style-name="P20">Correggere ogni peso del valore: <draw:frame draw:style-name="fr2" draw:name="Oggetto23" text:anchor-type="as-char" svg:y="-0.621cm" svg:width="2.679cm" svg:height="1.067cm" draw:z-index="25"><draw:object xlink:href="./Object 23" xlink:type="simple" xlink:show="embed" xlink:actuate="onLoad"/><draw:image xlink:href="./ObjectReplacements/Object 23" xlink:type="simple" xlink:show="embed" xlink:actuate="onLoad"/><svg:desc>formula</svg:desc></draw:frame><text:tab/><text:span text:style-name="T44">[10]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Estremità_20_linea_20_2" draw:display-name="Estremità linea 2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>
        <style:tab-stops>
          <style:tab-stop style:position="12cm"/>
        </style:tab-stops>
      </style:paragraph-properties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2T11:24:56.649966923</meta:creation-date>
    <meta:generator>LibreOffice/25.8.2.2$Windows_X86_64 LibreOffice_project/d401f2107ccab8f924a8e2df40f573aab7605b6f</meta:generator>
    <dc:date>2025-11-04T22:27:31.596204598</dc:date>
    <meta:editing-duration>PT3H35M38S</meta:editing-duration>
    <meta:editing-cycles>47</meta:editing-cycles>
    <meta:print-date>2025-11-07T15:53:22.046092400</meta:print-date>
    <meta:printed-by>File PDF</meta:printed-by>
    <meta:document-statistic meta:table-count="0" meta:image-count="0" meta:object-count="25" meta:page-count="2" meta:paragraph-count="28" meta:word-count="266" meta:character-count="1720" meta:non-whitespace-character-count="1464"/>
  </office:meta>
</office:document-meta>
</file>

<file path=Object 1/content.xml><?xml version="1.0" encoding="utf-8"?>
<math xmlns="http://www.w3.org/1998/Math/MathML" display="block">
  <semantics>
    <mrow>
      <msub>
        <mi>x</mi>
        <mi>j</mi>
      </msub>
      <mo stretchy="false">=</mo>
      <mrow>
        <mrow>
          <munder>
            <mo stretchy="false">∑</mo>
            <mi>i</mi>
          </munder>
          <msub>
            <mi>w</mi>
            <mi mathvariant="italic">ij</mi>
          </msub>
        </mrow>
        <mo stretchy="false">⋅</mo>
        <msub>
          <mi>y</mi>
          <mi>i</mi>
        </msub>
      </mrow>
    </mrow>
    <annotation encoding="StarMath 5.0">x_{j}  = sum from{i} w_{ij} cdot y_{i}  </annotation>
  </semantics>
</math>
</file>

<file path=Object 10/content.xml><?xml version="1.0" encoding="utf-8"?>
<math xmlns="http://www.w3.org/1998/Math/MathML" display="block">
  <semantics>
    <mrow>
      <msub>
        <mi mathvariant="italic">EA</mi>
        <mi>j</mi>
      </msub>
      <mo stretchy="false">=</mo>
      <msub>
        <mi>β</mi>
        <mi>j</mi>
      </msub>
      <mo stretchy="false">=</mo>
      <mfrac>
        <mrow>
          <mo stretchy="false">∂</mo>
          <mi>E</mi>
        </mrow>
        <mrow>
          <mo stretchy="false">∂</mo>
          <msub>
            <mi>y</mi>
            <mi>j</mi>
          </msub>
        </mrow>
      </mfrac>
      <mo stretchy="false">=</mo>
      <mrow>
        <msub>
          <mi>y</mi>
          <mi>j</mi>
        </msub>
        <mo stretchy="false">−</mo>
        <msub>
          <mi>d</mi>
          <mi>j</mi>
        </msub>
      </mrow>
    </mrow>
    <annotation encoding="StarMath 5.0">EA_{j}=%beta_{j}=frac{ partial E}{partial y_{j}}=y_{j}-d_{j}</annotation>
  </semantics>
</math>
</file>

<file path=Object 11/content.xml><?xml version="1.0" encoding="utf-8"?>
<math xmlns="http://www.w3.org/1998/Math/MathML" display="block">
  <semantics>
    <mrow>
      <mrow>
        <msub>
          <mi mathvariant="italic">EI</mi>
          <mi>j</mi>
        </msub>
        <mo stretchy="false">=</mo>
        <mfrac>
          <mrow>
            <mo stretchy="false">∂</mo>
            <mi>E</mi>
          </mrow>
          <mrow>
            <mo stretchy="false">∂</mo>
            <msub>
              <mi>x</mi>
              <mi>j</mi>
            </msub>
          </mrow>
        </mfrac>
        <mo stretchy="false">=</mo>
        <mrow>
          <mfrac>
            <mrow>
              <mo stretchy="false">∂</mo>
              <mi>E</mi>
            </mrow>
            <mrow>
              <mo stretchy="false">∂</mo>
              <msub>
                <mi>y</mi>
                <mi>j</mi>
              </msub>
            </mrow>
          </mfrac>
          <mo stretchy="false">⋅</mo>
          <mfrac>
            <msub>
              <mi mathvariant="italic">dy</mi>
              <mi>j</mi>
            </msub>
            <msub>
              <mi mathvariant="italic">dx</mi>
              <mi>j</mi>
            </msub>
          </mfrac>
        </mrow>
        <mo stretchy="false">=</mo>
        <mrow>
          <msub>
            <mi>β</mi>
            <mi>j</mi>
          </msub>
          <mo stretchy="false">⋅</mo>
          <mi>F</mi>
        </mrow>
      </mrow>
      <mi>'</mi>
      <mrow>
        <mo fence="true" form="prefix" stretchy="false">(</mo>
        <mrow>
          <msub>
            <mi>x</mi>
            <mi>j</mi>
          </msub>
        </mrow>
        <mo fence="true" form="postfix" stretchy="false">)</mo>
      </mrow>
    </mrow>
    <annotation encoding="StarMath 5.0">EI_{j}= frac { partial E} {partial x_{j}} = {frac {partial E}{partial y_{j}}} cdot {{frac{dy_{j}}{dx_{j}}}} = %beta_{j} cdot F'(x_j) </annotation>
  </semantics>
</math>
</file>

<file path=Object 12/content.xml><?xml version="1.0" encoding="utf-8"?>
<math xmlns="http://www.w3.org/1998/Math/MathML" display="block">
  <semantics>
    <mrow>
      <mi>F</mi>
      <mrow>
        <mi>'</mi>
        <mo stretchy="false">=</mo>
        <mfrac>
          <msup>
            <mi>e</mi>
            <mrow>
              <mo stretchy="false">−</mo>
              <mi>x</mi>
            </mrow>
          </msup>
          <msup>
            <mrow>
              <mo fence="true" form="prefix" stretchy="false">(</mo>
              <mrow>
                <mrow>
                  <mn>1</mn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  <mo fence="true" form="postfix" stretchy="false">)</mo>
            </mrow>
            <mn>2</mn>
          </msup>
        </mfrac>
        <mo stretchy="false">=</mo>
        <mfrac>
          <mrow>
            <mrow>
              <mo fence="true" form="prefix" stretchy="false">(</mo>
              <mrow>
                <mrow>
                  <mn>1</mn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  <mo fence="true" form="postfix" stretchy="false">)</mo>
            </mrow>
            <mo stretchy="false">−</mo>
            <mn>1</mn>
          </mrow>
          <msup>
            <mrow>
              <mo fence="true" form="prefix" stretchy="false">(</mo>
              <mrow>
                <mrow>
                  <mn>1</mn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  <mo fence="true" form="postfix" stretchy="false">)</mo>
            </mrow>
            <mn>2</mn>
          </msup>
        </mfrac>
        <mo stretchy="false">=</mo>
        <mrow>
          <mo fence="true" form="prefix" stretchy="false">(</mo>
          <mrow>
            <mrow>
              <mn>1</mn>
              <mo stretchy="false">−</mo>
              <mfrac>
                <mn>1</mn>
                <mrow>
                  <mn>1</mn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frac>
            </mrow>
          </mrow>
          <mo fence="true" form="postfix" stretchy="false">)</mo>
        </mrow>
      </mrow>
      <mrow>
        <mover accent="true">
          <mrow>
            <mo fence="true" form="prefix" stretchy="false">(</mo>
            <mrow>
              <mfrac>
                <mn>1</mn>
                <mrow>
                  <mn>1</mn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frac>
            </mrow>
            <mo fence="true" form="postfix" stretchy="false">)</mo>
          </mrow>
          <mo stretchy="false">˙</mo>
        </mover>
        <mo stretchy="false">=</mo>
        <mrow>
          <mi>F</mi>
          <mo stretchy="false">⋅</mo>
          <mrow>
            <mo fence="true" form="prefix" stretchy="false">(</mo>
            <mrow>
              <mrow>
                <mn>1</mn>
                <mo stretchy="false">−</mo>
                <mi>F</mi>
              </mrow>
            </mrow>
            <mo fence="true" form="postfix" stretchy="false">)</mo>
          </mrow>
        </mrow>
      </mrow>
    </mrow>
    <annotation encoding="StarMath 5.0">F' = frac {e^{-x}}{(1+e^{-x})^2} = frac {(1+e^{-x})-1}{(1+e^{-x})^2}=(1-frac{1} {1+e^{-x}}) dot (frac {1} {1+e^{-x}}) = F cdot (1-F)</annotation>
  </semantics>
</math>
</file>

<file path=Object 13/content.xml><?xml version="1.0" encoding="utf-8"?>
<math xmlns="http://www.w3.org/1998/Math/MathML" display="block">
  <semantics>
    <msub>
      <mi>w</mi>
      <mi mathvariant="italic">ij</mi>
    </msub>
    <annotation encoding="StarMath 5.0">w_{ij}</annotation>
  </semantics>
</math>
</file>

<file path=Object 14/content.xml><?xml version="1.0" encoding="utf-8"?>
<math xmlns="http://www.w3.org/1998/Math/MathML" display="block">
  <semantics>
    <mrow>
      <mrow>
        <mi>F</mi>
        <mo stretchy="false">=</mo>
        <mi>tanh</mi>
      </mrow>
      <mrow>
        <mi>x</mi>
        <mo stretchy="false">=</mo>
        <mfrac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F = tanh x = frac {e^{x}-e^{-x}} {e^{x}+e^{-x}} </annotation>
  </semantics>
</math>
</file>

<file path=Object 15/content.xml><?xml version="1.0" encoding="utf-8"?>
<math xmlns="http://www.w3.org/1998/Math/MathML" display="block">
  <semantics>
    <mrow>
      <mi>F</mi>
      <mrow>
        <mi>'</mi>
        <mo stretchy="false">=</mo>
        <mrow>
          <mrow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o stretchy="false">⋅</mo>
            <mfrac>
              <mrow>
                <mrow>
                  <mo fence="true" form="prefix" stretchy="false">(</mo>
                  <mrow>
                    <mrow>
                      <msup>
                        <mi>e</mi>
                        <mi>x</mi>
                      </msup>
                      <mo stretchy="false">−</mo>
                      <msup>
                        <mi>e</mi>
                        <mrow>
                          <mo stretchy="false">−</mo>
                          <mi>x</mi>
                        </mrow>
                      </msup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sup>
                        <mi>e</mi>
                        <mi>x</mi>
                      </msup>
                      <mo stretchy="false">−</mo>
                      <msup>
                        <mi>e</mi>
                        <mrow>
                          <mo stretchy="false">−</mo>
                          <mi>x</mi>
                        </mrow>
                      </msup>
                    </mrow>
                  </mrow>
                  <mo fence="true" form="postfix" stretchy="false">)</mo>
                </mrow>
              </mrow>
              <msup>
                <mrow>
                  <mo fence="true" form="prefix" stretchy="false">(</mo>
                  <mrow>
                    <mrow>
                      <msup>
                        <mi>e</mi>
                        <mi>x</mi>
                      </msup>
                      <mo stretchy="false">+</mo>
                      <msup>
                        <mi>e</mi>
                        <mrow>
                          <mo stretchy="false">−</mo>
                          <mi>x</mi>
                        </mrow>
                      </msup>
                    </mrow>
                  </mrow>
                  <mo fence="true" form="postfix" stretchy="false">)</mo>
                </mrow>
                <mn>2</mn>
              </msup>
            </mfrac>
          </mrow>
          <mo stretchy="false">+</mo>
          <mrow>
            <mfrac>
              <mn>1</mn>
              <mrow>
                <msup>
                  <mi>e</mi>
                  <mi>x</mi>
                </msup>
                <mo stretchy="false">+</mo>
                <msup>
                  <mi>e</mi>
                  <mrow>
                    <mo stretchy="false">−</mo>
                    <mi>x</mi>
                  </mrow>
                </msup>
              </mrow>
            </mfrac>
            <mo stretchy="false">⋅</mo>
            <mrow>
              <mo fence="true" form="prefix" stretchy="false">(</mo>
              <mrow>
                <mrow>
                  <msup>
                    <mi>e</mi>
                    <mi>x</mi>
                  </msup>
                  <mo stretchy="false">−</mo>
                  <mrow>
                    <mrow>
                      <mo fence="true" form="prefix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  <mo stretchy="false">⋅</mo>
                    <msup>
                      <mi>e</mi>
                      <mrow>
                        <mo stretchy="false">−</mo>
                        <mi>x</mi>
                      </mrow>
                    </msup>
                  </mrow>
                </mrow>
              </mrow>
              <mo fence="true" form="postfix" stretchy="false">)</mo>
            </mrow>
          </mrow>
        </mrow>
        <mo stretchy="false">=</mo>
        <mfrac>
          <mrow>
            <msup>
              <mrow>
                <mo fence="true" form="prefix" stretchy="false">(</mo>
                <mrow>
                  <mrow>
                    <msup>
                      <mi>e</mi>
                      <mi>x</mi>
                    </msup>
                    <mo stretchy="false">+</mo>
                    <msup>
                      <mi>e</mi>
                      <mrow>
                        <mo stretchy="false">−</mo>
                        <mi>x</mi>
                      </mrow>
                    </msup>
                  </mrow>
                </mrow>
                <mo fence="true" form="postfix" stretchy="false">)</mo>
              </mrow>
              <mn>2</mn>
            </msup>
            <mo stretchy="false">−</mo>
            <msup>
              <mrow>
                <mo fence="true" form="prefix" stretchy="false">(</mo>
                <mrow>
                  <mrow>
                    <msup>
                      <mi>e</mi>
                      <mi>x</mi>
                    </msup>
                    <mo stretchy="false">−</mo>
                    <msup>
                      <mi>e</mi>
                      <mrow>
                        <mo stretchy="false">−</mo>
                        <mi>x</mi>
                      </mrow>
                    </msup>
                  </mrow>
                </mrow>
                <mo fence="true" form="postfix" stretchy="false">)</mo>
              </mrow>
              <mn>2</mn>
            </msup>
          </mrow>
          <msup>
            <mrow>
              <mo fence="true" form="prefix" stretchy="false">(</mo>
              <mrow>
                <mrow>
                  <msup>
                    <mi>e</mi>
                    <mi>x</mi>
                  </msup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  <mo fence="true" form="postfix" stretchy="false">)</mo>
            </mrow>
            <mn>2</mn>
          </msup>
        </mfrac>
        <mo stretchy="false">=</mo>
        <mn>..</mn>
      </mrow>
      <mi>.</mi>
    </mrow>
    <annotation encoding="StarMath 5.0">F'= (-1) cdot {frac {(e^x-e^-x) cdot (e^x-e^-x)} {(e^x+e^-x)^2} }+ {frac {1} {e^x+e^-x}}  cdot {(e^x - (-1) cdot e^-x)} = frac {(e^x+e^-x)^2-(e^x-e^-x)^2} {(e^x+e^-x)^2} = ...</annotation>
  </semantics>
</math>
</file>

<file path=Object 16/content.xml><?xml version="1.0" encoding="utf-8"?>
<math xmlns="http://www.w3.org/1998/Math/MathML" display="block">
  <semantics>
    <mrow>
      <mn>...</mn>
      <mo stretchy="false">=</mo>
      <mrow>
        <mn>1</mn>
        <mo stretchy="false">−</mo>
        <mfrac>
          <msup>
            <mrow>
              <mo fence="true" form="prefix" stretchy="false">(</mo>
              <mrow>
                <mrow>
                  <msup>
                    <mi>e</mi>
                    <mi>x</mi>
                  </msup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  <mo fence="true" form="postfix" stretchy="false">)</mo>
            </mrow>
            <mn>2</mn>
          </msup>
          <msup>
            <mrow>
              <mo fence="true" form="prefix" stretchy="false">(</mo>
              <mrow>
                <mrow>
                  <msup>
                    <mi>e</mi>
                    <mi>x</mi>
                  </msup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  <mo fence="true" form="postfix" stretchy="false">)</mo>
            </mrow>
            <mn>2</mn>
          </msup>
        </mfrac>
      </mrow>
      <mo stretchy="false">=</mo>
      <mrow>
        <mn>1</mn>
        <mo stretchy="false">−</mo>
        <msup>
          <mi>F</mi>
          <mn>2</mn>
        </msup>
      </mrow>
    </mrow>
    <annotation encoding="StarMath 5.0">... = 1-frac {(e^x-e^-x)^2} {(e^x+e^-x)^2} = 1-F^2</annotation>
  </semantics>
</math>
</file>

<file path=Object 17/content.xml><?xml version="1.0" encoding="utf-8"?>
<math xmlns="http://www.w3.org/1998/Math/MathML" display="block">
  <semantics>
    <mrow>
      <mrow>
        <msub>
          <mi mathvariant="italic">EW</mi>
          <mi mathvariant="italic">ij</mi>
        </msub>
        <mo stretchy="false">=</mo>
        <mfrac>
          <mrow>
            <mo stretchy="false">∂</mo>
            <mi>E</mi>
          </mrow>
          <mrow>
            <mo stretchy="false">∂</mo>
            <msub>
              <mi>w</mi>
              <mi mathvariant="italic">ij</mi>
            </msub>
          </mrow>
        </mfrac>
        <mo stretchy="false">=</mo>
        <mrow>
          <mfrac>
            <mrow>
              <mo stretchy="false">∂</mo>
              <mi>E</mi>
            </mrow>
            <mrow>
              <mo stretchy="false">∂</mo>
              <msub>
                <mi>x</mi>
                <mi>j</mi>
              </msub>
            </mrow>
          </mfrac>
          <mo stretchy="false">⋅</mo>
          <mfrac>
            <mrow>
              <mo stretchy="false">∂</mo>
              <msub>
                <mi>x</mi>
                <mi>j</mi>
              </msub>
            </mrow>
            <mrow>
              <mo stretchy="false">∂</mo>
              <msub>
                <mi>w</mi>
                <mi mathvariant="italic">ij</mi>
              </msub>
            </mrow>
          </mfrac>
        </mrow>
        <mo stretchy="false">=</mo>
        <mrow>
          <msub>
            <mi>β</mi>
            <mi>j</mi>
          </msub>
          <mo stretchy="false">⋅</mo>
          <mi>F</mi>
        </mrow>
      </mrow>
      <mi>'</mi>
      <mrow>
        <mrow>
          <mo fence="true" form="prefix" stretchy="false">(</mo>
          <mrow>
            <msub>
              <mi>x</mi>
              <mi>j</mi>
            </msub>
          </mrow>
          <mo fence="true" form="postfix" stretchy="false">)</mo>
        </mrow>
        <mo stretchy="false">⋅</mo>
        <msub>
          <mi>y</mi>
          <mi>i</mi>
        </msub>
      </mrow>
    </mrow>
    <annotation encoding="StarMath 5.0">EW_ij=frac{partial E}{partial w_{ij}} = {frac{partial E}{partial x_{j}}}cdot{frac{partial x_{j}}{partial w_{ij}}} = %beta_{j} cdot F'(x_j)  cdot y_i</annotation>
  </semantics>
</math>
</file>

<file path=Object 18/content.xml><?xml version="1.0" encoding="utf-8"?>
<math xmlns="http://www.w3.org/1998/Math/MathML" display="block">
  <semantics>
    <mrow>
      <msub>
        <mi mathvariant="italic">EA</mi>
        <mi>i</mi>
      </msub>
      <mo stretchy="false">=</mo>
      <msub>
        <mi>β</mi>
        <mi>i</mi>
      </msub>
      <mo stretchy="false">=</mo>
      <mfrac>
        <mrow>
          <mo stretchy="false">∂</mo>
          <mi>E</mi>
        </mrow>
        <mrow>
          <mo stretchy="false">∂</mo>
          <msub>
            <mi>y</mi>
            <mi>i</mi>
          </msub>
        </mrow>
      </mfrac>
      <mo stretchy="false">=</mo>
      <mrow>
        <mrow>
          <munder>
            <mo stretchy="false">∑</mo>
            <mi>j</mi>
          </munder>
          <mfrac>
            <mrow>
              <mo stretchy="false">∂</mo>
              <mi>E</mi>
            </mrow>
            <mrow>
              <mo stretchy="false">∂</mo>
              <msub>
                <mi>x</mi>
                <mi>j</mi>
              </msub>
            </mrow>
          </mfrac>
        </mrow>
        <mo stretchy="false">⋅</mo>
        <mfrac>
          <mrow>
            <mo stretchy="false">∂</mo>
            <msub>
              <mi>x</mi>
              <mi>j</mi>
            </msub>
          </mrow>
          <mrow>
            <mo stretchy="false">∂</mo>
            <msub>
              <mi>y</mi>
              <mi>i</mi>
            </msub>
          </mrow>
        </mfrac>
      </mrow>
      <mo stretchy="false">=</mo>
      <mrow>
        <mrow>
          <munder>
            <mo stretchy="false">∑</mo>
            <mi>j</mi>
          </munder>
          <msub>
            <mi mathvariant="italic">EI</mi>
            <mi>j</mi>
          </msub>
        </mrow>
        <mo stretchy="false">⋅</mo>
        <msub>
          <mi>w</mi>
          <mi mathvariant="italic">ij</mi>
        </msub>
      </mrow>
      <mo stretchy="false">=</mo>
      <mrow>
        <munder>
          <mo stretchy="false">∑</mo>
          <mi>j</mi>
        </munder>
        <mrow>
          <mrow>
            <msub>
              <mi>β</mi>
              <mi>j</mi>
            </msub>
            <mo stretchy="false">⋅</mo>
            <mi>F</mi>
          </mrow>
          <mi>'</mi>
          <mrow>
            <mrow>
              <mo fence="true" form="prefix" stretchy="false">(</mo>
              <mrow>
                <msub>
                  <mi>x</mi>
                  <mi>j</mi>
                </msub>
              </mrow>
              <mo fence="true" form="postfix" stretchy="false">)</mo>
            </mrow>
            <mo stretchy="false">⋅</mo>
            <msub>
              <mi>w</mi>
              <mi mathvariant="italic">ij</mi>
            </msub>
          </mrow>
        </mrow>
      </mrow>
    </mrow>
    <annotation encoding="StarMath 5.0">EA_{i}=%beta_{i}=frac{ partial E}{partial y_{i}}= sum from{j}{frac {partial E} {partial x_{j}}} cdot {frac {partial x_{j}} {partial y_{i}}} = sum from{j} {EI_{j}} cdot w_{ij} = sum from{j} {%beta_{j} cdot F'(x_j) cdot w_{ij}}</annotation>
  </semantics>
</math>
</file>

<file path=Object 19/content.xml><?xml version="1.0" encoding="utf-8"?>
<math xmlns="http://www.w3.org/1998/Math/MathML" display="block">
  <semantics>
    <mi>δ</mi>
    <annotation encoding="StarMath 5.0">%delta</annotation>
  </semantics>
</math>
</file>

<file path=Object 2/content.xml><?xml version="1.0" encoding="utf-8"?>
<math xmlns="http://www.w3.org/1998/Math/MathML" display="block">
  <semantics>
    <msub>
      <mi>y</mi>
      <mi>j</mi>
    </msub>
    <annotation encoding="StarMath 5.0">y_{j}
</annotation>
  </semantics>
</math>
</file>

<file path=Object 20/content.xml><?xml version="1.0" encoding="utf-8"?>
<math xmlns="http://www.w3.org/1998/Math/MathML" display="block">
  <semantics>
    <msub>
      <mi>β</mi>
      <mi>j</mi>
    </msub>
    <annotation encoding="StarMath 5.0">%beta_j</annotation>
  </semantics>
</math>
</file>

<file path=Object 21/content.xml><?xml version="1.0" encoding="utf-8"?>
<math xmlns="http://www.w3.org/1998/Math/MathML" display="block">
  <semantics>
    <mi>β</mi>
    <annotation encoding="StarMath 5.0">%beta</annotation>
  </semantics>
</math>
</file>

<file path=Object 22/content.xml><?xml version="1.0" encoding="utf-8"?>
<math xmlns="http://www.w3.org/1998/Math/MathML" display="block">
  <semantics>
    <mfrac>
      <mrow>
        <mo stretchy="false">∂</mo>
        <mi>E</mi>
      </mrow>
      <mrow>
        <mo stretchy="false">∂</mo>
        <msub>
          <mi>w</mi>
          <mi mathvariant="italic">ij</mi>
        </msub>
      </mrow>
    </mfrac>
    <annotation encoding="StarMath 5.0">frac{partial E}{partial w_{ij}}</annotation>
  </semantics>
</math>
</file>

<file path=Object 23/content.xml><?xml version="1.0" encoding="utf-8"?>
<math xmlns="http://www.w3.org/1998/Math/MathML" display="block">
  <semantics>
    <mrow>
      <mi mathvariant="normal">Δ</mi>
      <mrow>
        <msub>
          <mi>w</mi>
          <mi mathvariant="italic">ij</mi>
        </msub>
        <mo stretchy="false">=</mo>
        <mrow>
          <mrow>
            <mo stretchy="false">−</mo>
            <mi>δ</mi>
          </mrow>
          <mo stretchy="false">⋅</mo>
          <mfrac>
            <mrow>
              <mo stretchy="false">∂</mo>
              <mi>E</mi>
            </mrow>
            <mrow>
              <mo stretchy="false">∂</mo>
              <msub>
                <mi>w</mi>
                <mi mathvariant="italic">ij</mi>
              </msub>
            </mrow>
          </mfrac>
        </mrow>
      </mrow>
    </mrow>
    <annotation encoding="StarMath 5.0">%DELTA{w_{ij}} = -%delta cdot frac{partial E}{partial w_{ij}}</annotation>
  </semantics>
</math>
</file>

<file path=Object 24/content.xml><?xml version="1.0" encoding="utf-8"?>
<math xmlns="http://www.w3.org/1998/Math/MathML" display="block">
  <semantics>
    <mrow>
      <mrow>
        <mi>F</mi>
        <mo stretchy="false">=</mo>
        <mi mathvariant="italic">max</mi>
      </mrow>
      <mrow>
        <mo fence="true" form="prefix" stretchy="false">(</mo>
        <mrow>
          <mrow>
            <mn>0</mn>
            <mi>,</mi>
            <mi>x</mi>
          </mrow>
        </mrow>
        <mo fence="true" form="postfix" stretchy="false">)</mo>
      </mrow>
    </mrow>
    <annotation encoding="StarMath 5.0">F=max(0,x)</annotation>
  </semantics>
</math>
</file>

<file path=Object 25/content.xml><?xml version="1.0" encoding="utf-8"?>
<math xmlns="http://www.w3.org/1998/Math/MathML" display="block">
  <semantics>
    <mrow>
      <mi>F</mi>
      <mrow>
        <mi>'</mi>
        <mo stretchy="false">=</mo>
        <mrow>
          <mo fence="true" form="prefix" stretchy="true">{</mo>
          <mrow>
            <mtable>
              <mtr>
                <mtd>
                  <mrow>
                    <mn>0</mn>
                    <mo stretchy="false">∀</mo>
                    <mrow>
                      <mi>x</mi>
                      <mo stretchy="false">&lt;</mo>
                      <mn>0</mn>
                    </mrow>
                  </mrow>
                </mtd>
              </mtr>
              <mtr>
                <mtd>
                  <mrow>
                    <mn>1</mn>
                    <mo stretchy="false">∀</mo>
                    <mrow>
                      <mi>x</mi>
                      <mo stretchy="false">&gt;</mo>
                      <mn>0</mn>
                    </mrow>
                  </mrow>
                </mtd>
              </mtr>
            </mtable>
          </mrow>
          <mo fence="true" form="postfix" stretchy="true">}</mo>
        </mrow>
      </mrow>
    </mrow>
    <annotation encoding="StarMath 5.0"> F'= left lbrace binom{0 forall x&lt;0}{1 forall x &gt; 0 } right rbrace</annotation>
  </semantics>
</math>
</file>

<file path=Object 3/content.xml><?xml version="1.0" encoding="utf-8"?>
<math xmlns="http://www.w3.org/1998/Math/MathML" display="block">
  <semantics>
    <msub>
      <mi>w</mi>
      <mi mathvariant="italic">ij</mi>
    </msub>
    <annotation encoding="StarMath 5.0">w_{ij}</annotation>
  </semantics>
</math>
</file>

<file path=Object 4/content.xml><?xml version="1.0" encoding="utf-8"?>
<math xmlns="http://www.w3.org/1998/Math/MathML" display="block">
  <semantics>
    <mrow>
      <mrow>
        <msub>
          <mi>y</mi>
          <mi>j</mi>
        </msub>
        <mo stretchy="false">=</mo>
        <mi>F</mi>
      </mrow>
      <mrow>
        <mo fence="true" form="prefix" stretchy="false">(</mo>
        <mrow>
          <msub>
            <mi>x</mi>
            <mi>j</mi>
          </msub>
        </mrow>
        <mo fence="true" form="postfix" stretchy="false">)</mo>
      </mrow>
    </mrow>
    <annotation encoding="StarMath 5.0">y_{j}=F(x_{j})
</annotation>
  </semantics>
</math>
</file>

<file path=Object 5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
</annotation>
  </semantics>
</math>
</file>

<file path=Object 6/content.xml><?xml version="1.0" encoding="utf-8"?>
<math xmlns="http://www.w3.org/1998/Math/MathML" display="block">
  <semantics>
    <mrow>
      <mrow>
        <mfrac>
          <msub>
            <mi mathvariant="italic">dy</mi>
            <mi>j</mi>
          </msub>
          <msub>
            <mi mathvariant="italic">dx</mi>
            <mi>j</mi>
          </msub>
        </mfrac>
        <mo stretchy="false">=</mo>
        <mi>F</mi>
      </mrow>
      <mi>'</mi>
      <mrow>
        <mo fence="true" form="prefix" stretchy="false">(</mo>
        <mrow>
          <msub>
            <mi>x</mi>
            <mi>j</mi>
          </msub>
        </mrow>
        <mo fence="true" form="postfix" stretchy="false">)</mo>
      </mrow>
    </mrow>
    <annotation encoding="StarMath 5.0">frac {dy_j}{dx_j} = F'(x_j)</annotation>
  </semantics>
</math>
</file>

<file path=Object 7/content.xml><?xml version="1.0" encoding="utf-8"?>
<math xmlns="http://www.w3.org/1998/Math/MathML" display="block">
  <semantics>
    <mrow>
      <mi>F</mi>
      <mo stretchy="false">=</mo>
      <mfrac>
        <mn>1</mn>
        <mrow>
          <mn>1</mn>
          <mo stretchy="false">+</mo>
          <msup>
            <mi>e</mi>
            <mrow>
              <mo stretchy="false">−</mo>
              <mi>x</mi>
            </mrow>
          </msup>
        </mrow>
      </mfrac>
    </mrow>
    <annotation encoding="StarMath 5.0">F= frac {1}{1+e^{-x} }</annotation>
  </semantics>
</math>
</file>

<file path=Object 8/content.xml><?xml version="1.0" encoding="utf-8"?>
<math xmlns="http://www.w3.org/1998/Math/MathML" display="block">
  <semantics>
    <msub>
      <mi>d</mi>
      <mi>j</mi>
    </msub>
    <annotation encoding="StarMath 5.0">d_{j}</annotation>
  </semantics>
</math>
</file>

<file path=Object 9/content.xml><?xml version="1.0" encoding="utf-8"?>
<math xmlns="http://www.w3.org/1998/Math/MathML" display="block">
  <semantics>
    <mrow>
      <mi>E</mi>
      <mo stretchy="false">=</mo>
      <mrow>
        <mfrac>
          <mn>1</mn>
          <mn>2</mn>
        </mfrac>
        <mo stretchy="false">⋅</mo>
        <mrow>
          <munder>
            <mo stretchy="false">∑</mo>
            <mi>j</mi>
          </munder>
          <msup>
            <mrow>
              <mo fence="true" form="prefix" stretchy="false">(</mo>
              <mrow>
                <mrow>
                  <msub>
                    <mi>y</mi>
                    <mi>j</mi>
                  </msub>
                  <mo stretchy="false">−</mo>
                  <msub>
                    <mi>d</mi>
                    <mi>j</mi>
                  </msub>
                </mrow>
              </mrow>
              <mo fence="true" form="postfix" stretchy="false">)</mo>
            </mrow>
            <mn>2</mn>
          </msup>
        </mrow>
      </mrow>
    </mrow>
    <annotation encoding="StarMath 5.0">E={frac{1}{2}} cdot sum from{j} (y_{j}-d_{j})^{2}  </annotation>
  </semantics>
</math>
</file>